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.372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nom-abrvdo-atrbto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padding="0.028in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UM-ALBU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Número de album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5" office:value-type="string" calcext:value-type="string" table:number-columns-spanned="4" table:number-rows-spanned="1">
            <text:p>NUM-ALBUM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office:value-type="string" calcext:value-type="string" table:number-columns-spanned="5" table:number-rows-spanned="1">
            <text:p>Identificador único para cada album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Num. Album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TXT-TTLO-ALBU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Título del album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5" office:value-type="string" calcext:value-type="string" table:number-columns-spanned="4" table:number-rows-spanned="1">
            <text:p>TXT-TTLO-ALBUM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office:value-type="string" calcext:value-type="string" table:number-columns-spanned="5" table:number-rows-spanned="1">
            <text:p>Nombre del álbum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CHAR(50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CHAR(50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Título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NO-EDCN-ALBU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AÑO DE EDICIÓN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24" office:value-type="string" calcext:value-type="string" table:number-columns-spanned="4" table:number-rows-spanned="1">
            <text:p>ANO-EDCN-ALBUM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office:value-type="string" calcext:value-type="string" table:number-columns-spanned="5" table:number-rows-spanned="1">
            <text:p>Año en el que se publicó la edición de un álbum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office:value-type="string" calcext:value-type="string" table:number-columns-spanned="5" table:number-rows-spanned="1">
            <text:p>En todo caso debe ser menor o igual al año actual.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NUMBER(4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NUMBER(4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Año de edición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7701in" fo:margin-left="0.7083in" fo:margin-right="0.7083in" style:first-page-number="continue" style:scale-to="100%" style:writing-mode="lr-tb" style:print="charts drawings grid objects zero-values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11:30:44.936689496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nom-abrvdo-atrbto" style:display-name="PageStyle_nom-abrvdo-atrb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2-22T11:31:00.550535722</dc:date>
    <meta:print-date>2014-02-04T11:35:22</meta:print-date>
    <meta:editing-cycles>24</meta:editing-cycles>
    <meta:editing-duration>PT2H4M31S</meta:editing-duration>
    <meta:generator>LibreOffice/6.4.7.2$Linux_X86_64 LibreOffice_project/40$Build-2</meta:generator>
    <meta:document-statistic meta:table-count="3" meta:cell-count="55" meta:object-count="0"/>
  </office:meta>
</office:document-meta>
</file>